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paragraph-rsid="0025ba5d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c0983" officeooo:paragraph-rsid="001c0983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22a4e8" officeooo:paragraph-rsid="0022a4e8" fo:background-color="#cfe7f5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22a4e8" officeooo:paragraph-rsid="0025ba5d" fo:background-color="#cfe7f5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22a4e8" officeooo:paragraph-rsid="00278d9f" fo:background-color="#cfe7f5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25ba5d" officeooo:paragraph-rsid="0025ba5d" fo:background-color="#cfe7f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278d9f" officeooo:paragraph-rsid="00278d9f" fo:background-color="#cfe7f5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bold" officeooo:rsid="0025ba5d" officeooo:paragraph-rsid="0025ba5d" fo:background-color="#cfe7f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bold" officeooo:rsid="00278d9f" officeooo:paragraph-rsid="00278d9f" fo:background-color="#cfe7f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ru" fo:country="RU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8549b" officeooo:paragraph-rsid="0018549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af491" officeooo:paragraph-rsid="001af49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34cf7" officeooo:paragraph-rsid="00234cf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19c186" officeooo:paragraph-rsid="0018549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ru" fo:country="RU" fo:font-style="normal" fo:font-weight="normal" officeooo:rsid="002b43f4" officeooo:paragraph-rsid="002b43f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ru" fo:country="RU" fo:font-style="normal" fo:font-weight="bold" officeooo:rsid="001af491" officeooo:paragraph-rsid="001af491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1c0983" officeooo:paragraph-rsid="001c0983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1ec16f" officeooo:paragraph-rsid="001ec16f"/>
    </style:style>
    <style:style style:name="P26" style:family="paragraph" style:parent-style-name="Standard">
      <style:paragraph-properties fo:text-align="justify" style:justify-single-word="false"/>
      <style:text-properties fo:language="ru" fo:country="RU" officeooo:rsid="00212246" officeooo:paragraph-rsid="00212246" fo:background-color="#cfe7f5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 fo:background-color="#cfe7f5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22a4e8" officeooo:paragraph-rsid="00278d9f" fo:background-color="#cfe7f5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24ee01" officeooo:paragraph-rsid="0024ee01" fo:background-color="#cfe7f5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25ba5d" officeooo:paragraph-rsid="0025ba5d" fo:background-color="#cfe7f5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22a4e8" officeooo:paragraph-rsid="0022a4e8"/>
    </style:style>
    <style:style style:name="P32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f3d83" officeooo:paragraph-rsid="001f3d83" style:font-weight-asian="bold" style:font-weight-complex="bold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ru" fo:country="RU" officeooo:rsid="001a6856" officeooo:paragraph-rsid="001a6856"/>
    </style:style>
    <style:style style:name="P36" style:family="paragraph" style:parent-style-name="Standard" style:list-style-name="L2">
      <style:paragraph-properties fo:text-align="justify" style:justify-single-word="false"/>
      <style:text-properties fo:language="ru" fo:country="RU" officeooo:rsid="002999ea" officeooo:paragraph-rsid="002999ea"/>
    </style:style>
    <style:style style:name="P37" style:family="paragraph" style:parent-style-name="Standard" style:list-style-name="L3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38" style:family="paragraph" style:parent-style-name="Standard" style:list-style-name="L4">
      <style:paragraph-properties fo:text-align="justify" style:justify-single-word="false"/>
      <style:text-properties fo:language="ru" fo:country="RU" fo:font-style="italic" style:font-style-asian="italic" style:font-style-complex="italic"/>
    </style:style>
    <style:style style:name="P39" style:family="paragraph" style:parent-style-name="Standard" style:list-style-name="L4">
      <style:paragraph-properties fo:text-align="justify" style:justify-single-word="false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Standard" style:list-style-name="L4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2c4e1b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normal" officeooo:rsid="002c4e1b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officeooo:rsid="0025ba5d"/>
    </style:style>
    <style:style style:name="T10" style:family="text">
      <style:text-properties fo:language="ru" fo:country="RU" officeooo:rsid="002d503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ee01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22a4e8"/>
    </style:style>
    <style:style style:name="T15" style:family="text">
      <style:text-properties officeooo:rsid="00234cf7"/>
    </style:style>
    <style:style style:name="T16" style:family="text">
      <style:text-properties officeooo:rsid="002c4e1b"/>
    </style:style>
    <style:style style:name="T17" style:family="text">
      <style:text-properties fo:font-weight="normal" officeooo:rsid="002c4e1b" style:font-weight-asian="normal" style:font-weight-complex="normal"/>
    </style:style>
    <style:style style:name="T18" style:family="text">
      <style:text-properties officeooo:rsid="002eaab7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Описание модуля <text:span text:style-name="T1">ProxyDCS.</text:span></text:p>
      <text:p text:style-name="P2"/>
      <text:p text:style-name="P14">Структура взаимодействия предполагает отсутствие единого сервера данных.</text:p>
      <text:p text:style-name="P14">Структура динамическая, конфигурируемая в процессе выполнения.</text:p>
      <text:p text:style-name="P14"/>
      <text:p text:style-name="P1"><text:span text:style-name="T6">Назначение </text:span>ProxyDCS.</text:p>
      <text:p text:style-name="P2"><text:span text:style-name="T6">Должен осуществлять сбор идентификаторов других модулей </text:span>ProxyDCS.</text:p>
      <text:p text:style-name="P14"/>
      <text:p text:style-name="P14">При запросе от другого модуля передавать ему список обнаруженных им ранее модулей.</text:p>
      <text:p text:style-name="P14"/>
      <text:p text:style-name="P2"><text:span text:style-name="T6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6">. </text:span></text:p>
      <text:p text:style-name="P14"/>
      <text:p text:style-name="P2"><text:span text:style-name="T6">Взаимодействие модулей осуществляется через </text:span>Ethernet <text:span text:style-name="T6">или </text:span>shared memory.</text:p>
      <text:p text:style-name="P2"/>
      <text:p text:style-name="P2"/>
      <text:p text:style-name="P2"><text:span text:style-name="T11">ProxyDCS</text:span> – <text:span text:style-name="T6">должен уметь загружать xml-файл. С описанием параметров которые модуль вырабатывает и потребляет. </text:span></text:p>
      <text:p text:style-name="P2"><text:span text:style-name="T6">Должна быть специальная утилита, которая собирает все данные(</text:span>xml<text:span text:style-name="T6">) файлы со всех программных модулей и осуществляет динамическое связывание или статическое связывание.</text:span></text:p>
      <text:p text:style-name="P14"/>
      <text:p text:style-name="P15">Идея:</text:p>
      <text:p text:style-name="P14"/>
      <text:p text:style-name="P26">Новая!!!</text:p>
      <text:p text:style-name="P26">Нужно добавить файл <text:span text:style-name="T2">protocol.xml</text:span><text:span text:style-name="T1">;</text:span></text:p>
      <text:p text:style-name="P26"><text:span text:style-name="T2">protocol.xml</text:span><text:span text:style-name="T1"> </text:span>может подгружать другие файлы с протоколами.</text:p>
      <text:p text:style-name="P26"/>
      <text:p text:style-name="P26">Этот протокол, модуль-инициатор должен отправить модулю-приемнику, который может эти параметры обработать. После чего модуль-приемник может высылать уже бинарные данные согласно тому порядку который запрашивал модуль-инициатор.</text:p>
      <text:p text:style-name="P26"/>
      <text:p text:style-name="P26">Далее модуль инициатор должен запрашивать <text:span text:style-name="T15">соответствующие</text:span> блоки параметров, которые прописаны в его <text:span text:style-name="T2">protocol.xml</text:span><text:span text:style-name="T1">. </text:span>А модуль-приемник будет их высылать с указанием блока <text:span text:style-name="T14">модулю инициатору.</text:span></text:p>
      <text:p text:style-name="P27">Пример:</text:p>
      <text:p text:style-name="P5"><text:span text:style-name="T11">Block</text:span><text:span text:style-name="T12">Input</text:span><text:span text:style-name="T11">Data</text:span>(<text:span text:style-name="T6">идентификатор модуля-приемника)</text:span></text:p>
      <text:p text:style-name="P5">{</text:p>
      <text:p text:style-name="P5"><text:s text:c="3"/><text:span text:style-name="T6">уникальный идентификатор блока данных;</text:span></text:p>
      <text:p text:style-name="P27"><text:s text:c="3"/>уникальный идентификатор модуля приемника;</text:p>
      <text:p text:style-name="P3"><text:s text:c="3"/><text:span text:style-name="T9">п</text:span><text:span text:style-name="T6">ризнак цикличности</text:span><text:span text:style-name="T9">;</text:span></text:p>
      <text:p text:style-name="P6"><text:s text:c="3"/><text:span text:style-name="T6">частота </text:span><text:span text:style-name="T9">циклического опроса;</text:span></text:p>
      <text:p text:style-name="P5"><text:span text:style-name="T6"><text:s text:c="3"/></text:span><text:span text:style-name="T11">Params</text:span>{</text:p>
      <text:p text:style-name="P5"><text:s text:c="4"/><text:span text:style-name="T6">название_параметра;тип данных;</text:span></text:p>
      <text:p text:style-name="P27"><text:s text:c="4"/>название_параметра;тип данных;</text:p>
      <text:p text:style-name="P27"><text:s text:c="4"/>название_параметра;тип данных;</text:p>
      <text:p text:style-name="P27"><text:s text:c="4"/>загрузка параметров из другого файла-протокола;</text:p>
      <text:p text:style-name="P5"><text:s text:c="3"/>}</text:p>
      <text:p text:style-name="P5">}</text:p>
      <text:p text:style-name="P12">BlockOutputData</text:p>
      <text:p text:style-name="P9">{</text:p>
      <text:p text:style-name="P28">уникальный идентификатор блока данных;</text:p>
      <text:p text:style-name="P7"><text:soft-page-break/><text:span text:style-name="T11">Params</text:span>{</text:p>
      <text:p text:style-name="P7"><text:s text:c="4"/><text:span text:style-name="T6">название_параметра;тип данных;</text:span></text:p>
      <text:p text:style-name="P28"><text:s text:c="4"/>название_параметра;тип данных;</text:p>
      <text:p text:style-name="P28"><text:s text:c="4"/>название_параметра;тип данных;</text:p>
      <text:p text:style-name="P28"><text:s text:c="4"/>загрузка параметров из другого файла-протокола;</text:p>
      <text:p text:style-name="P28"><text:s text:c="3"/>}</text:p>
      <text:p text:style-name="P9">}</text:p>
      <text:p text:style-name="P5"/>
      <text:p text:style-name="P5"/>
      <text:p text:style-name="P5"/>
      <text:p text:style-name="P11">UseCommand //<text:span text:style-name="T6">означает, что мы используем сторон</text:span><text:span text:style-name="T10">ю</text:span><text:span text:style-name="T6">ю команду</text:span></text:p>
      <text:p text:style-name="P8">{</text:p>
      <text:p text:style-name="P30">уникальный идентификатор команды;</text:p>
      <text:p text:style-name="P30">уникальный идентификатор модуля-обработчика;</text:p>
      <text:p text:style-name="P11">Args</text:p>
      <text:p text:style-name="P8">{</text:p>
      <text:p text:style-name="P8"><text:s text:c="2"/><text:span text:style-name="T6">название_параметра;тип;</text:span></text:p>
      <text:p text:style-name="P30"><text:s text:c="2"/>название_параметра;тип; </text:p>
      <text:p text:style-name="P30"><text:s text:c="2"/>название_параметра;тип;</text:p>
      <text:p text:style-name="P8">}</text:p>
      <text:p text:style-name="P11">Results</text:p>
      <text:p text:style-name="P8">{</text:p>
      <text:p text:style-name="P30"><text:s text:c="2"/>название_параметра;тип;</text:p>
      <text:p text:style-name="P30"><text:s text:c="2"/>название_параметра;тип; </text:p>
      <text:p text:style-name="P30"><text:s text:c="2"/>название_параметра;тип;</text:p>
      <text:p text:style-name="P8">}</text:p>
      <text:p text:style-name="P8">}</text:p>
      <text:p text:style-name="P11">DefCommand//<text:span text:style-name="T6">означает, что мы используем стороною команду</text:span></text:p>
      <text:p text:style-name="P8">{</text:p>
      <text:p text:style-name="P30">уникальный идентификатор команды;</text:p>
      <text:p text:style-name="P11">Args</text:p>
      <text:p text:style-name="P8">{</text:p>
      <text:p text:style-name="P30">название_параметра;тип;ед.измерения;мин;макс;комментарий;</text:p>
      <text:p text:style-name="P8"/>
      <text:p text:style-name="P8">}</text:p>
      <text:p text:style-name="P11">Results</text:p>
      <text:p text:style-name="P8">{</text:p>
      <text:p text:style-name="P30"/>
      <text:p text:style-name="P8">}</text:p>
      <text:p text:style-name="P8">}</text:p>
      <text:p text:style-name="P11"/>
      <text:p text:style-name="P8">}</text:p>
      <text:p text:style-name="P27">Если мы указываем в блоке данных загрузку другого протокола из файла, то <text:span text:style-name="T16">указывать </text:span>идентификатор.</text:p>
      <text:p text:style-name="P29"><text:span text:style-name="T16">Предлагаю</text:span> объединить все типы входов, как команды/<text:span text:style-name="T16">входные</text:span> данные/выходные данные в один файл <text:span text:style-name="T1">protocol.xml. </text:span><text:span text:style-name="T16">В случае использования обобщенного интерфейса нужно реализовать <text:s/>функцию экспорта нужных описаний в </text:span><text:span text:style-name="T3">protocol.xml </text:span><text:span text:style-name="T16">из </text:span><text:span text:style-name="T3">interfaces.xml.</text:span></text:p>
      <text:p text:style-name="P31"/>
      <text:p text:style-name="P14">Нужно ввести файл с <text:span text:style-name="T16">описанием обобщенных интерфейсов</text:span> <text:span text:style-name="T2">interfaces.xml</text:span><text:span text:style-name="T4">, </text:span><text:span text:style-name="T17">этот файл будет содержать все существующие виды интерфейсов которые поддерживаются системой. Это в некотором смысле стандарт. Файл должен быть в каждом каталоге с </text:span><text:span text:style-name="T5">proxyDCS.</text:span><text:span text:style-name="T17"> </text:span></text:p>
      <text:p text:style-name="P2"/>
      <text:p text:style-name="P14"><text:soft-page-break/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14"/>
      <text:p text:style-name="P14">Нужно сразу подумать, как связать данный <text:span text:style-name="T1">ProxyDCS </text:span>с основной расчетной моделью( с проектом <text:span text:style-name="T1">SubModel)</text:span>.</text:p>
      <text:p text:style-name="P14">Возможно придется иметь два <text:span text:style-name="T1">Proxy </text:span>это внешний и внутрений. Смотри документацию <text:span text:style-name="T1">SubModel.</text:span></text:p>
      <text:p text:style-name="P14"/>
      <text:p text:style-name="P2"><text:span text:style-name="T11">ProxyDCS</text:span> <text:span text:style-name="T6">должен иметь следующий интерфейс:</text:span></text:p>
      <text:p text:style-name="P14"/>
      <text:p text:style-name="P2"><text:span text:style-name="T6">- </text:span>sendRequest(Request*) <text:s text:c="2"/>- <text:span text:style-name="T6">отправка запроса на обработку. Должны быть указаны настройки, например, циклический запрос или одиночный запрос.</text:span></text:p>
      <text:list xml:id="list8388011573808430785" text:style-name="L1">
        <text:list-item>
          <text:p text:style-name="P32">eEvent(RequestEvent) - <text:span text:style-name="T6">обработка события постановки/получения запроса на исполнение.</text:span></text:p>
        </text:list-item>
        <text:list-item>
          <text:p text:style-name="P33">Register <text:s/>- <text:span text:style-name="T8">добавление адреса памяти в таблицу</text:span></text:p>
        </text:list-item>
      </text:list>
      <text:p text:style-name="P16"/>
      <text:p text:style-name="P2"/>
      <text:p text:style-name="P15">Связь с приложением:</text:p>
      <text:p text:style-name="P1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14"/>
      <text:p text:style-name="P15">Предложения <text:span text:style-name="T1">(</text:span>от 15.06.2016<text:span text:style-name="T1">):</text:span></text:p>
      <text:list xml:id="list8283361433708980913" text:style-name="L2">
        <text:list-item>
          <text:p text:style-name="P34">Добавить возможность изменять настройки запроса программно перебивая значение в <text:span text:style-name="T1">xml, </text:span>а настройки в <text:span text:style-name="T1">xml </text:span>считать настройками по умолчанию.</text:p>
        </text:list-item>
        <text:list-item>
          <text:p text:style-name="P34">Подумать о том, если много модулей будут писать в одну структуру не будет ли конфликта.</text:p>
        </text:list-item>
        <text:list-item>
          <text:p text:style-name="P34">Связь с <text:span text:style-name="T1">ProxyDCS </text:span>осуществить через сигнал и слот. Сигнал сообщает о прибытии запроса. А слот позволяет отправить запрос другим модулям.</text:p>
        </text:list-item>
        <text:list-item>
          <text:p text:style-name="P34">Подумать об внезапном отключении модулей. Прокси должен в этом случае как-то сообщать оповещать другие модели.</text:p>
        </text:list-item>
        <text:list-item>
          <text:p text:style-name="P35">Добавить введение журнала. С записью в него информации о времени и об ошибках в обмене.</text:p>
        </text:list-item>
        <text:list-item>
          <text:p text:style-name="P35">Должен быть ключ для отображения отладочной информации в процессе обмена.</text:p>
        </text:list-item>
        <text:list-item>
          <text:p text:style-name="P36">Можно сделать библиотеку, как <text:span text:style-name="T1">DLL, </text:span>тогда данные между программами можно передавать на прямую без <text:span text:style-name="T1">ethernet.</text:span></text:p>
        </text:list-item>
      </text:list>
      <text:p text:style-name="P14"/>
      <text:p text:style-name="P14"/>
      <text:p text:style-name="P24">Имя программного модуля будет указано по умолчанию в файле <text:span text:style-name="T1">setting.xml. </text:span>Но может быть изменено в процессе работы.</text:p>
      <text:p text:style-name="P4"/>
      <text:p text:style-name="P14"/>
      <text:p text:style-name="P14">Пример <text:span text:style-name="T2">io.xml:</text:span></text:p>
      <text:p text:style-name="P2"/>
      <text:p text:style-name="P2">GroupInput</text:p>
      <text:p text:style-name="P2">{</text:p>
      <text:p text:style-name="P2"><text:tab/>name_group_id;</text:p>
      <text:p text:style-name="P2"><text:tab/>name_pseudo_id;name_param_id;<text:span text:style-name="T6">имя_модуля;</text:span></text:p>
      <text:p text:style-name="P2"><text:tab/>name_pseudo_id;n<text:span text:style-name="T6">ame_param_id;имя_модуля;</text:span></text:p>
      <text:p text:style-name="P2">}</text:p>
      <text:p text:style-name="P2"/>
      <text:p text:style-name="P2"><text:span text:style-name="T11">name_pseudo_id</text:span> – <text:span text:style-name="T6">это псевдоним параметра который и будет использоваться в программе(строка)</text:span></text:p>
      <text:p text:style-name="P2"><text:soft-page-break/><text:span text:style-name="T11">name_param_id</text:span> <text:s/>- <text:span text:style-name="T6">это название параметра который определен в другом модуле(строка)</text:span></text:p>
      <text:p text:style-name="P2"><text:span text:style-name="T7">имя_модуля</text:span><text:span text:style-name="T6"> — это название кому принадлежит </text:span>name_param_id.<text:span text:style-name="T6"> </text:span></text:p>
      <text:p text:style-name="P2"><text:span text:style-name="T7">name_group_id </text:span><text:span text:style-name="T6">— имя группы(она в себя включает множество параметров)</text:span></text:p>
      <text:p text:style-name="P2"/>
      <text:p text:style-name="P14">Тип данных самого параметра описан в выходных параметрах другого модуля может нет смысла здесь указывать дополнительное указание типа данных.</text:p>
      <text:p text:style-name="P14"/>
      <text:p text:style-name="P14">Можно сделать правильное приведение типов из одного в другой. И единицы измерения. Они могут хранится для всех видов данных.</text:p>
      <text:p text:style-name="P2"/>
      <text:p text:style-name="P2">GroupInput</text:p>
      <text:p text:style-name="P2">{</text:p>
      <text:p text:style-name="P2"><text:tab/>name_group_id;<text:tab/><text:tab/> <text:s text:c="2"/>//<text:span text:style-name="T6">уникальное имя модуля</text:span></text:p>
      <text:p text:style-name="P2"><text:tab/>cyclic; <text:tab/><text:tab/><text:tab/><text:tab/> <text:s text:c="2"/>//<text:span text:style-name="T6">признак цикличности</text:span></text:p>
      <text:p text:style-name="P2"><text:tab/>frec; <text:tab/><text:tab/><text:tab/><text:tab/> <text:s text:c="2"/>//<text:span text:style-name="T6">частота</text:span></text:p>
      <text:p text:style-name="P2"><text:tab/>name_param_id;<text:span text:style-name="T6">имя_модуля; //описание параметра</text:span></text:p>
      <text:p text:style-name="P2">}</text:p>
      <text:p text:style-name="P2"/>
      <text:p text:style-name="P2">GroupOutput</text:p>
      <text:p text:style-name="P2">{</text:p>
      <text:p text:style-name="P2"><text:tab/></text:p>
      <text:p text:style-name="P2">}</text:p>
      <text:p text:style-name="P2"/>
      <text:p text:style-name="P14">В случае, если входные данные меняются будет генерироваться соответсвующий сигнала</text:p>
      <text:p text:style-name="P2">GroupInput – <text:span text:style-name="T6">это перечень всех входных данных требуемых данным модулем от других модулей.</text:span></text:p>
      <text:p text:style-name="P2">GroupOutput – <text:span text:style-name="T6">это перечень параметров рассчитываемых данным модулем. Это необходимо для передачи полномочий непосредственно </text:span>ProxyDCS.</text:p>
      <text:p text:style-name="P24">На программном уровне:</text:p>
      <text:p text:style-name="P24">1. Этап это разрешение зависимостей. Т.е прокси пытается разрешить все требуемые входные переменные. Иными словами он сопоставляет идентификатору модуля имя. Каждому параметру будет соотвествовать начальный адрес и смещение.</text:p>
      <text:p text:style-name="P24">2. </text:p>
      <text:p text:style-name="P4"/>
      <text:p text:style-name="P14">Пример <text:span text:style-name="T2">interfaces.xml:</text:span></text:p>
      <text:p text:style-name="P14">Суть этого файла сообщить о наличии высокоуровневых командах который может выполнять данный модуль.</text:p>
      <text:p text:style-name="P14"/>
      <text:p text:style-name="P14">К примеру: </text:p>
      <text:p text:style-name="P2">Command</text:p>
      <text:p text:style-name="P2">{</text:p>
      <text:p text:style-name="P2">name_command_id;//<text:span text:style-name="T6">имя идентификатора команды</text:span></text:p>
      <text:p text:style-name="P2">input :</text:p>
      <text:p text:style-name="P2">//<text:span text:style-name="T6">здесь описание входных данных команды</text:span></text:p>
      <text:p text:style-name="P25">название_параметра;тип параметра;</text:p>
      <text:p text:style-name="P2">output:</text:p>
      <text:p text:style-name="P2">//<text:span text:style-name="T6">здесь описание выходных данных</text:span></text:p>
      <text:p text:style-name="P25">название_параметра;тип параметра;</text:p>
      <text:p text:style-name="P2">}</text:p>
      <text:p text:style-name="P14">Вопросы:</text:p>
      <text:p text:style-name="P14">А как подавать параметры на вход нашего модуля? Идеально брать ссылки. Если параметры находятся на другой машине, то просто выборкой данных из пакета-<text:span text:style-name="T1">udp.</text:span></text:p>
      <text:p text:style-name="P2"><text:soft-page-break/></text:p>
      <text:p text:style-name="P2"/>
      <text:p text:style-name="P2"/>
      <text:p text:style-name="P14">Описание данных:</text:p>
      <text:p text:style-name="P14"/>
      <text:p text:style-name="P14"/>
      <text:p text:style-name="P15">Логика <text:span text:style-name="T1">работы </text:span>по сети<text:span text:style-name="T1">:</text:span></text:p>
      <text:p text:style-name="P14">При первом запуске <text:span text:style-name="T2">ProxyDCS</text:span><text:span text:style-name="T1"> </text:span>пытается найти другие элементы системы, через <text:span text:style-name="T1">udp broadcast. </text:span>Т.е в свою очередь возвращают свои идентификаторы(порт, <text:span text:style-name="T1">IP </text:span>адреса). (<text:span text:style-name="T13">Можно реализовать через общую память).</text:span></text:p>
      <text:p text:style-name="P16"/>
      <text:p text:style-name="P16">Описание сетевого обмена.</text:p>
      <text:p text:style-name="P16"/>
      <text:list xml:id="list1669447782503088936" text:style-name="L3">
        <text:list-item>
          <text:p text:style-name="P37">При запуске модули подключаются к разделяемому сокету. То приложение которое первым(будем называть его лидирующим) захватило сокет получает все пакеты. Остальные приложения отправляют по этому сокету свои идентификационные данные(как идентификатор, порт, <text:span text:style-name="T1">IP </text:span>адрес). Лидирующее приложение собирает от всех информацию и передает каждому из них идентификационные данные остальных. При выключении приложений, лидирующее приложение так же обрабатывает это состояние, если лидирующее приложение закрывается, то на себя его функции автоматически берет другое приложение.</text:p>
        </text:list-item>
      </text:list>
      <text:p text:style-name="P16"/>
      <text:p text:style-name="P16"/>
      <text:p text:style-name="P16"/>
      <text:p text:style-name="P16"/>
      <text:p text:style-name="P16">План задач которые нужно решать:</text:p>
      <text:p text:style-name="P16"/>
      <text:list xml:id="list5091746635879196623" text:style-name="L4">
        <text:list-item>
          <text:p text:style-name="P38">Сделать так, чтобы приложения работали в на разных компьютерах</text:p>
          <text:p text:style-name="P39">Проблема1: Не понятно какой интерфейс использовать, если на компьютере множество сетевых интерфейсов. Или все таки сделать надстроечный файл <text:s/>с указанием интерфейса через который проводить обмен данными.</text:p>
          <text:p text:style-name="P39">Проблема2: На разных компьютерах порт может быть свободен и получится два приложения которые берут функцию передачи на себя.</text:p>
        </text:list-item>
        <text:list-item>
          <text:p text:style-name="P40">Добавить тип пакета для передачи произвольных данных.</text:p>
        </text:list-item>
      </text:list>
      <text:p text:style-name="P17"/>
      <text:p text:style-name="P17"/>
      <text:p text:style-name="P17"/>
      <text:p text:style-name="P23">Проблемы:</text:p>
      <text:p text:style-name="P19">Разработать <text:s/>механизм работы в случае если ведомые получили признак того, что некоторое приложение выключилось.</text:p>
      <text:p text:style-name="P17"/>
      <text:p text:style-name="P17"/>
      <text:p text:style-name="P20">Этапы разработки загрузки файла <text:span text:style-name="T2">protocol.xml </text:span>и всех сопутствующих технологий:</text:p>
      <text:p text:style-name="P20"><text:span text:style-name="T1">1. </text:span>Генерация <text:span text:style-name="T2">protocol.xml</text:span><text:span text:style-name="T1"> </text:span>вручную.</text:p>
      <text:p text:style-name="P20">2. Реализация обмена запрашиваемых данных.</text:p>
      <text:p text:style-name="P10">3. <text:span text:style-name="T6">Тестирования обмена данными.</text:span></text:p>
      <text:p text:style-name="P20">3. Генерация <text:span text:style-name="T2">protocol.xml</text:span><text:span text:style-name="T1"> </text:span>автоматически.</text:p>
      <text:p text:style-name="P17"/>
      <text:p text:style-name="P21"/>
      <text:p text:style-name="P21"/>
      <text:p text:style-name="P22">Этапность разработки <text:span text:style-name="T1">ProxyDCS:</text:span></text:p>
      <text:p text:style-name="P22">1. Попытка отправки команды в другой модуль. <text:span text:style-name="T18">Пока не реализованно!</text:span></text:p>
      <text:p text:style-name="P1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0H26M27S</meta:editing-duration>
    <meta:editing-cycles>50</meta:editing-cycles>
    <meta:generator>LibreOffice/5.1.4.2$Windows_x86 LibreOffice_project/f99d75f39f1c57ebdd7ffc5f42867c12031db97a</meta:generator>
    <dc:date>2016-11-18T11:47:43.768000000</dc:date>
    <meta:document-statistic meta:table-count="0" meta:image-count="0" meta:object-count="0" meta:page-count="6" meta:paragraph-count="154" meta:word-count="1025" meta:character-count="8322" meta:non-whitespace-character-count="7350"/>
    <meta:user-defined meta:name="Info 1"/>
    <meta:user-defined meta:name="Info 2"/>
    <meta:user-defined meta:name="Info 3"/>
    <meta:user-defined meta:name="Info 4"/>
  </office:meta>
</office:document-meta>
</file>